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5-09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5-06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5-03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5-01-0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4-09-2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4-06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4-03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4-01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3-09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3-06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3-03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2-12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2-09-2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2-06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2-03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1-12-0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1-09-1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1-06-1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1-03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0-12-1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0-09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0-07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20-06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9-1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9-09-0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9-06-0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9-03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8-12-1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8-09-0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8-06-1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8-03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7-12-1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7-09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7-07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7-03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6-12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6-09-07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6-05-3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6-03-2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5-12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5-09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5-06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5-03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4-12-2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4-09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4-06-1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4-02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3-12-1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3-09-0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3-07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3-05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3-03-0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2-12-1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2-10-1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2-06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2-03-13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1-11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1-09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1-06-1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1-05-0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1-01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0-09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0-07-0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0-03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10-01-1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9-09-2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9-06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9-03-1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8-12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8-06-2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8-03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12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07-1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06-0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05-0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04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03-1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12-1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10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08-0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07-0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06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05-0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02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6-01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12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11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10-0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4-04-0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3-12-3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3-03-20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2-03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1-03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2000-03-1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9-03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8-04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7-09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7-06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7-03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6-12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6-09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6-06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6-03-0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5-12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5-09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5-06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5-03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4-12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4-09-0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4-06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4-03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3-12-24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3-06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3-03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2-12-2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2-06-0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1-12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1-08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1-06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0-11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0-09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0-06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8119444601</text:p>
          </table:table-cell>
          <table:table-cell office:value-type="string" calcext:value-type="string">
            <text:p>105 <text:s/>N14 E20 33BCDA1 <text:s text:c="3"/>UNRUH S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0" meta:object-count="0"/>
    <meta:user-defined meta:name="AppVersion">3.0</meta:user-defined>
  </office:meta>
</office:document-meta>
</file>